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.1cm" svg:y="2.359cm">
            <draw:object draw:notify-on-update-of-ranges="Feuille1.B1:Feuille1.H1 Feuille1.B1:Feuille1.H1 Feuille1.A2:Feuille1.A2 Feuille1.B2:Feuille1.H2 Feuille1.B1:Feuille1.H1 Feuille1.A3:Feuille1.A3 Feuille1.B3:Feuille1.H3 Feuille1.B1:Feuille1.H1 Feuille1.A4:Feuille1.A4 Feuille1.B4:Feuille1.H4 Feuille1.B1:Feuille1.H1 Feuille1.A5:Feuille1.A5 Feuille1.B5:Feuille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aille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Tri sélé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70" calcext:value-type="float">
            <text:p>570</text:p>
          </table:table-cell>
          <table:table-cell office:value-type="float" office:value="2306" calcext:value-type="float">
            <text:p>2306</text:p>
          </table:table-cell>
          <table:table-cell office:value-type="float" office:value="58192" calcext:value-type="float">
            <text:p>58192</text:p>
          </table:table-cell>
        </table:table-row>
        <table:table-row table:style-name="ro1">
          <table:table-cell office:value-type="string" calcext:value-type="string">
            <text:p>Tri inser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81" calcext:value-type="float">
            <text:p>281</text:p>
          </table:table-cell>
          <table:table-cell office:value-type="float" office:value="1135" calcext:value-type="float">
            <text:p>1135</text:p>
          </table:table-cell>
          <table:table-cell office:value-type="float" office:value="29134" calcext:value-type="float">
            <text:p>29134</text:p>
          </table:table-cell>
        </table:table-row>
        <table:table-row table:style-name="ro1">
          <table:table-cell office:value-type="string" calcext:value-type="string">
            <text:p>Tri rap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ri rapide (ALT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1:37:35.716656533</meta:creation-date>
    <dc:date>2023-11-07T12:15:32.896623367</dc:date>
    <meta:editing-duration>PT37M57S</meta:editing-duration>
    <meta:editing-cycles>1</meta:editing-cycles>
    <meta:document-statistic meta:table-count="1" meta:cell-count="40" meta:object-count="1"/>
    <meta:generator>LibreOffice/7.5.3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" chart:style-name="ch1">
        <chart:legend chart:legend-position="end" svg:x="12.864cm" svg:y="3.454cm" style:legend-expansion="high" chart:style-name="ch2"/>
        <chart:plot-area chart:style-name="ch3" table:cell-range-address="Feuille1.A1:Feuille1.H5" chart:data-source-has-labels="both" svg:x="0.32cm" svg:y="0.18cm" svg:width="12.224cm" svg:height="8.64cm">
          <chart:coordinate-region svg:x="1.682cm" svg:y="0.379cm" svg:width="10.212cm" svg:height="7.794cm"/>
          <chart:axis chart:dimension="x" chart:name="primary-x" chart:style-name="ch4" chartooo:axis-type="auto">
            <chart:categories table:cell-range-address="Feuille1.B1:Feuille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H2" chart:label-cell-address="Feuille1.A2:Feuille1.A2" chart:class="chart:scatter">
            <chart:domain table:cell-range-address="Feuille1.B1:Feuille1.H1"/>
            <chart:data-point chart:repeated="7"/>
          </chart:series>
          <chart:series chart:style-name="ch8" chart:values-cell-range-address="Feuille1.B3:Feuille1.H3" chart:label-cell-address="Feuille1.A3:Feuille1.A3" chart:class="chart:scatter">
            <chart:data-point chart:repeated="7"/>
          </chart:series>
          <chart:series chart:style-name="ch9" chart:values-cell-range-address="Feuille1.B4:Feuille1.H4" chart:label-cell-address="Feuille1.A4:Feuille1.A4" chart:class="chart:scatter">
            <chart:data-point chart:repeated="7"/>
          </chart:series>
          <chart:series chart:style-name="ch10" chart:values-cell-range-address="Feuille1.B5:Feuille1.H5" chart:label-cell-address="Feuille1.A5:Feuille1.A5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Feuille1.B1:Feuille1.H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Feuille1.B1:Feuille1.H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Tri séléction</text:p>
                <draw:g>
                  <svg:desc>Feuille1.A2:Feuille1.A2</svg:desc>
                </draw:g>
              </table:table-cell>
              <table:table-cell office:value-type="float" office:value="0">
                <text:p>0</text:p>
                <draw:g>
                  <svg:desc>Feuille1.B2:Feuille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70">
                <text:p>570</text:p>
              </table:table-cell>
              <table:table-cell office:value-type="float" office:value="2306">
                <text:p>2306</text:p>
              </table:table-cell>
              <table:table-cell office:value-type="float" office:value="58192">
                <text:p>58192</text:p>
              </table:table-cell>
            </table:table-row>
            <table:table-row>
              <table:table-cell office:value-type="string">
                <text:p>Tri insertion</text:p>
                <draw:g>
                  <svg:desc>Feuille1.A3:Feuille1.A3</svg:desc>
                </draw:g>
              </table:table-cell>
              <table:table-cell office:value-type="float" office:value="0">
                <text:p>0</text:p>
                <draw:g>
                  <svg:desc>Feuille1.B3:Feuille1.H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81">
                <text:p>281</text:p>
              </table:table-cell>
              <table:table-cell office:value-type="float" office:value="1135">
                <text:p>1135</text:p>
              </table:table-cell>
              <table:table-cell office:value-type="float" office:value="29134">
                <text:p>29134</text:p>
              </table:table-cell>
            </table:table-row>
            <table:table-row>
              <table:table-cell office:value-type="string">
                <text:p>Tri rapide</text:p>
                <draw:g>
                  <svg:desc>Feuille1.A4:Feuille1.A4</svg:desc>
                </draw:g>
              </table:table-cell>
              <table:table-cell office:value-type="float" office:value="0">
                <text:p>0</text:p>
                <draw:g>
                  <svg:desc>Feuille1.B4:Feuille1.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Tri rapide (ALT)</text:p>
                <draw:g>
                  <svg:desc>Feuille1.A5:Feuille1.A5</svg:desc>
                </draw:g>
              </table:table-cell>
              <table:table-cell office:value-type="float" office:value="0">
                <text:p>0</text:p>
                <draw:g>
                  <svg:desc>Feuille1.B5:Feuille1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